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70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rotation-align="none" style:vertical-align="automatic"/>
      <style:paragraph-properties style:writing-mode="lr-tb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rotation-align="none" style:vertical-align="automatic"/>
      <style:paragraph-properties style:writing-mode="lr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value-type" style:repeat-content="false" fo:wrap-option="no-wrap" style:rotation-align="none" style:vertical-align="automatic"/>
      <style:paragraph-properties style:writing-mode="lr-tb"/>
      <style:text-properties style:font-name="Arial" fo:font-size="10pt" style:font-size-asian="10pt" style:font-size-complex="10pt"/>
    </style:style>
    <style:style style:name="ce9" style:family="table-cell" style:parent-style-name="Default" style:data-style-name="N37">
      <style:table-cell-properties style:text-align-source="value-type" style:repeat-content="false" fo:wrap-option="no-wrap" style:rotation-align="none" style:vertical-align="automatic"/>
      <style:paragraph-properties style:writing-mode="lr-tb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árcia Roch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mon Ráfaga Maia de Mel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cos Felipe Araújo Ribeir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lisson Oliveira Madeir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ailton Ferreira de Oliveir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mone Duarte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aine Meire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liano Ragnini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los de Oliveira Santos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ateanne Ângel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ilton Ramos Magalhães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li Nicolau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eomir Barros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berto Velos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mem Letici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vi Moreir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style-name="ce9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ita Cláudia Miranda Alves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Fábrica de Sabão</text:p>
          </table:table-cell>
          <table:table-cell table:style-name="ce9" office:value-type="date" office:date-value="2019-11-13" calcext:value-type="date">
            <text:p>13/11/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eresa Raquel Ferreira</text:p>
          </table:table-cell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Alimentação saudável</text:p>
          </table:table-cell>
          <table:table-cell table:style-name="ce9" office:value-type="date" office:date-value="2019-11-14" calcext:value-type="date">
            <text:p>14/11/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rancisco Xirlean Xavier Alves</text:p>
          </table:table-cell>
          <table:table-cell table:style-name="ce3" office:value-type="string" calcext:value-type="string">
            <text:p>Palestra</text:p>
          </table:table-cell>
          <table:table-cell table:style-name="ce3" office:value-type="string" calcext:value-type="string">
            <text:p>Fiscalização ambiental na construção civil</text:p>
          </table:table-cell>
          <table:table-cell table:style-name="ce9" office:value-type="date" office:date-value="2019-11-15" calcext:value-type="date">
            <text:p>15/11/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ita Carolina de Oliveira</text:p>
          </table:table-cell>
          <table:table-cell table:style-name="ce3" office:value-type="string" calcext:value-type="string">
            <text:p>Palestra</text:p>
          </table:table-cell>
          <table:table-cell table:style-name="ce3" office:value-type="string" calcext:value-type="string">
            <text:p>Licenciamento ambiental</text:p>
          </table:table-cell>
          <table:table-cell table:style-name="ce9" office:value-type="date" office:date-value="2019-11-16" calcext:value-type="date">
            <text:p>16/11/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abiani Weiss Pereira</text:p>
          </table:table-cell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Heike</text:p>
          </table:table-cell>
          <table:table-cell table:style-name="ce9" office:value-type="date" office:date-value="2019-11-17" calcext:value-type="date">
            <text:p>17/11/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ênio Silva</text:p>
          </table:table-cell>
          <table:table-cell table:style-name="ce3" office:value-type="string" calcext:value-type="string">
            <text:p>Palestra</text:p>
          </table:table-cell>
          <table:table-cell table:style-name="ce3" office:value-type="string" calcext:value-type="string">
            <text:p>Perspectiva atual da energia solar</text:p>
          </table:table-cell>
          <table:table-cell table:style-name="ce9" office:value-type="date" office:date-value="2019-11-18" calcext:value-type="date">
            <text:p>18/11/1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6:11:46.006756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20:49.251379661</meta:creation-date>
    <dc:date>2019-11-13T16:12:38.447336555</dc:date>
    <meta:editing-duration>PT1H1M57S</meta:editing-duration>
    <meta:editing-cycles>61</meta:editing-cycles>
    <meta:generator>LibreOffice/6.2.8.2$Linux_X86_64 LibreOffice_project/20$Build-2</meta:generator>
    <meta:document-statistic meta:table-count="1" meta:cell-count="92" meta:object-count="0"/>
  </office:meta>
</office:document-meta>
</file>